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dcd84"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dcd84"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fo:color="#0000ff"/>
    </style:style>
    <style:style style:name="P6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6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1" style:family="paragraph" style:parent-style-name="Text_20_body">
      <style:paragraph-properties fo:text-align="justify" style:justify-single-word="false"/>
    </style:style>
    <style:style style:name="P82" style:family="paragraph" style:parent-style-name="Text_20_body">
      <style:text-properties fo:language="ru" fo:country="RU"/>
    </style:style>
    <style:style style:name="P83" style:family="paragraph" style:parent-style-name="Text_20_body">
      <loext:graphic-properties draw:fill="solid" draw:fill-color="#eeeeee" draw:opacity="100%"/>
      <style:paragraph-properties fo:background-color="#eeeeee"/>
      <style:text-properties fo:language="ru" fo:country="RU"/>
    </style:style>
    <style:style style:name="P8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5" style:family="paragraph" style:parent-style-name="Text_20_body">
      <style:text-properties fo:language="en" fo:country="US"/>
    </style:style>
    <style:style style:name="P86" style:family="paragraph" style:parent-style-name="Text_20_body">
      <loext:graphic-properties draw:fill="solid" draw:fill-color="#eeeeee" draw:opacity="100%"/>
      <style:paragraph-properties fo:background-color="#eeeeee"/>
    </style:style>
    <style:style style:name="P87" style:family="paragraph" style:parent-style-name="First_20_line_20_indent">
      <loext:graphic-properties draw:fill="solid" draw:fill-color="#eeeeee" draw:opacity="100%"/>
      <style:paragraph-properties fo:background-color="#eeeeee"/>
      <style:text-properties fo:language="ru" fo:country="RU"/>
    </style:style>
    <style:style style:name="P8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9" style:family="paragraph" style:parent-style-name="Text_20_body">
      <style:paragraph-properties fo:margin-left="0in" fo:margin-right="0in" fo:text-align="justify" style:justify-single-word="false" fo:text-indent="0in" style:auto-text-indent="false"/>
    </style:style>
    <style:style style:name="P90" style:family="paragraph" style:parent-style-name="Text_20_body">
      <style:paragraph-properties fo:margin-left="0in" fo:margin-right="0in" fo:text-align="justify" style:justify-single-word="false" fo:text-indent="0in" style:auto-text-indent="false"/>
      <style:text-properties fo:color="#800000"/>
    </style:style>
    <style:style style:name="P9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2" style:family="paragraph" style:parent-style-name="Text_20_body">
      <style:paragraph-properties fo:margin-left="0in" fo:margin-right="0in" fo:text-align="center" style:justify-single-word="false" fo:text-indent="0in" style:auto-text-indent="false"/>
    </style:style>
    <style:style style:name="P9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1" style:family="paragraph" style:parent-style-name="Footnote">
      <style:paragraph-properties fo:margin-left="0in" fo:margin-right="0in" fo:text-indent="0in" style:auto-text-indent="false"/>
      <style:text-properties fo:language="en" fo:country="US"/>
    </style:style>
    <style:style style:name="P102" style:family="paragraph" style:parent-style-name="Footnote">
      <style:text-properties fo:language="en" fo:country="US"/>
    </style:style>
    <style:style style:name="P103" style:family="paragraph" style:parent-style-name="Footnote">
      <style:text-properties fo:language="ru" fo:country="RU"/>
    </style:style>
    <style:style style:name="P104" style:family="paragraph" style:parent-style-name="Footnote">
      <style:text-properties style:use-window-font-color="true"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2" style:family="paragraph" style:parent-style-name="Text_20_body" style:list-style-name="L1">
      <style:paragraph-properties fo:text-align="justify" style:justify-single-word="false"/>
    </style:style>
    <style:style style:name="P113" style:family="paragraph" style:parent-style-name="Text_20_body" style:list-style-name="L1">
      <style:paragraph-properties fo:text-align="justify" style:justify-single-word="false"/>
      <style:text-properties fo:language="ru" fo:country="RU"/>
    </style:style>
    <style:style style:name="P114" style:family="paragraph" style:parent-style-name="Text_20_body" style:list-style-name="L2">
      <style:paragraph-properties fo:text-align="justify" style:justify-single-word="false"/>
      <style:text-properties fo:language="ru" fo:country="RU"/>
    </style:style>
    <style:style style:name="P11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87e8c"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f349f" style:font-style-asian="normal" style:font-style-complex="normal"/>
    </style:style>
    <style:style style:name="P12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27" style:family="paragraph" style:parent-style-name="Heading_20_1">
      <loext:graphic-properties draw:fill="solid" draw:fill-color="#eeeeee" draw:opacity="100%"/>
      <style:paragraph-properties fo:background-color="#eeeeee"/>
    </style:style>
    <style:style style:name="P128" style:family="paragraph" style:parent-style-name="Heading_20_1">
      <style:paragraph-properties fo:margin-left="0in" fo:margin-right="0in" fo:text-align="center" style:justify-single-word="false" fo:text-indent="0.1965in" style:auto-text-indent="false"/>
    </style:style>
    <style:style style:name="P129" style:family="paragraph" style:parent-style-name="Heading_20_2">
      <style:text-properties fo:language="en" fo:country="US"/>
    </style:style>
    <style:style style:name="P130" style:family="paragraph" style:parent-style-name="Heading_20_2">
      <style:text-properties fo:language="ru" fo:country="RU"/>
    </style:style>
    <style:style style:name="P131" style:family="paragraph" style:parent-style-name="Heading_20_2">
      <loext:graphic-properties draw:fill="solid" draw:fill-color="#eeeeee" draw:opacity="100%"/>
      <style:paragraph-properties fo:background-color="#eeeeee"/>
      <style:text-properties fo:language="ru" fo:country="RU"/>
    </style:style>
    <style:style style:name="P132" style:family="paragraph" style:parent-style-name="Heading_20_2">
      <loext:graphic-properties draw:fill="solid" draw:fill-color="#eeeeee" draw:opacity="100%"/>
      <style:paragraph-properties fo:background-color="#eeeeee"/>
    </style:style>
    <style:style style:name="P133"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288a3c"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1dcd84"/>
    </style:style>
    <style:style style:name="T20" style:family="text">
      <style:text-properties fo:language="en" fo:country="US" officeooo:rsid="001f2d73"/>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style="normal" style:font-style-asian="normal" style:font-style-complex="normal"/>
    </style:style>
    <style:style style:name="T24" style:family="text">
      <style:text-properties fo:color="#ff3333"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fo:color="#6666ff" fo:language="ru" fo:country="RU"/>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style:font-style-asian="normal" style:font-style-complex="normal"/>
    </style:style>
    <style:style style:name="T30" style:family="text">
      <style:text-properties fo:color="#800000" fo:language="en" fo:country="US"/>
    </style:style>
    <style:style style:name="T31" style:family="text">
      <style:text-properties fo:color="#800000" fo:language="en" fo:country="US" fo:font-style="normal" style:font-style-asian="normal" style:font-style-complex="normal"/>
    </style:style>
    <style:style style:name="T32" style:family="text">
      <style:text-properties fo:color="#800000" fo:font-style="normal" style:font-style-asian="normal" style:font-style-complex="normal"/>
    </style:style>
    <style:style style:name="T33" style:family="text">
      <style:text-properties fo:color="#ff6600"/>
    </style:style>
    <style:style style:name="T34" style:family="text">
      <style:text-properties fo:color="#ff6600" fo:language="ru" fo:country="RU"/>
    </style:style>
    <style:style style:name="T35" style:family="text">
      <style:text-properties fo:font-weight="bold"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font-style="normal" style:font-style-asian="normal" style:font-style-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officeooo:rsid="000ffcc2"/>
    </style:style>
    <style:style style:name="T56" style:family="text">
      <style:text-properties officeooo:rsid="00193ff2"/>
    </style:style>
    <style:style style:name="T57" style:family="text">
      <style:text-properties officeooo:rsid="001ace8b"/>
    </style:style>
    <style:style style:name="T58" style:family="text">
      <style:text-properties officeooo:rsid="001c660b"/>
    </style:style>
    <style:style style:name="T59" style:family="text">
      <style:text-properties officeooo:rsid="001dcd84"/>
    </style:style>
    <style:style style:name="T60" style:family="text">
      <style:text-properties officeooo:rsid="001f2d73"/>
    </style:style>
    <style:style style:name="T61" style:family="text">
      <style:text-properties officeooo:rsid="002200a6"/>
    </style:style>
    <style:style style:name="T62" style:family="text">
      <style:text-properties officeooo:rsid="00253506"/>
    </style:style>
    <style:style style:name="T63" style:family="text">
      <style:text-properties officeooo:rsid="002597d5"/>
    </style:style>
    <style:style style:name="T64" style:family="text">
      <style:text-properties officeooo:rsid="002993aa"/>
    </style:style>
    <style:style style:name="T65" style:family="text">
      <style:text-properties officeooo:rsid="002f34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301006084180493122" text:style-name="L1">
        <text:list-item>
          <text:p text:style-name="P112">добавить детектив <text:span text:style-name="T1">(реализовано)</text:span>+ магические уроки/трактаты Старсвирла (реализовано)</text:p>
        </text:list-item>
        <text:list-item>
          <text:p text:style-name="P113">Терра несколько раз пытается убить Макса (один раз — в аквапарке). Несколько раз Макса спасает Селестия (даёт приказы Нексусу)</text:p>
        </text:list-item>
        <text:list-item>
          <text:p text:style-name="P113">Книги:</text:p>
        </text:list-item>
      </text:list>
      <text:list xml:id="list5876631235406553913" text:style-name="L2">
        <text:list-item>
          <text:p text:style-name="P114">«Великие грифоны прошлого» - из канона (5<text:span text:style-name="T15">s8e)</text:span></text:p>
        </text:list-item>
        <text:list-item>
          <text:p text:style-name="P114">«Высшие заклинания в повседневном использовании: от песчинки до дворца»</text:p>
        </text:list-item>
        <text:list-item>
          <text:p text:style-name="P114">«Малоизвестные аспекты магии трансформаций»</text:p>
        </text:list-item>
        <text:list-item>
          <text:p text:style-name="P11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4">Дасти Вейфарер «Зебрианская культура, быт и фольклор»</text:p>
        </text:list-item>
        <text:list-item>
          <text:p text:style-name="P114">«Краткая история Эквестрии»</text:p>
        </text:list-item>
        <text:list-item>
          <text:p text:style-name="P114">«Шедевры архитектуры Эквестрии» с разделом о Кантерлотском Королевском Дворце</text:p>
        </text:list-item>
        <text:list-item>
          <text:p text:style-name="P114">«Великие дела и великие чары». Страница 893: …</text:p>
        </text:list-item>
        <text:list-item>
          <text:p text:style-name="P114">«Природа Проклятий» - обмен</text:p>
        </text:list-item>
        <text:list-item>
          <text:p text:style-name="P114">«<text:span text:style-name="T54">Магия для Чайников</text:span>» - обмен</text:p>
        </text:list-item>
        <text:list-item>
          <text:p text:style-name="P114">«Энциклопедия Арканум» - обмен</text:p>
        </text:list-item>
        <text:list-item>
          <text:p text:style-name="P114">«О Гейсах» - обмен</text:p>
        </text:list-item>
        <text:list-item>
          <text:p text:style-name="P114">«<text:span text:style-name="T54">Тайны Тайных Наук</text:span>» - обмен</text:p>
        </text:list-item>
        <text:list-item>
          <text:p text:style-name="P115">«Основы Заклятий» - обмен</text:p>
        </text:list-item>
        <text:list-item>
          <text:p text:style-name="P114"><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251938841440732336"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1">Искусственный интеллект. Создан Владом и Максом. Разработан для управления корпорациями.</text:p>
      <text:h text:style-name="Heading_20_3" text:outline-level="3">Норф</text:h>
      <text:p text:style-name="P8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8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9">Единорог. Холост, молод, мечтателен. Живёт в Кантерлоте. В свободное время рисует облака.</text:p>
      <text:h text:style-name="Heading_20_3" text:outline-level="3">Алекс</text:h>
      <text:p text:style-name="P89">Менеджер проектов, над одним из которых (Нексус) работает Макс.</text:p>
      <text:h text:style-name="Heading_20_3" text:outline-level="3">Ростик</text:h>
      <text:p text:style-name="P89">Лидер команды тестировщиков</text:p>
      <text:h text:style-name="Heading_20_3" text:outline-level="3">Стас</text:h>
      <text:p text:style-name="P89">Программист-новичок в команде Макса.</text:p>
      <text:h text:style-name="Heading_20_3" text:outline-level="3"><text:soft-page-break/>Рома</text:h>
      <text:p text:style-name="P89">Программист в команде UI-программистов</text:p>
      <text:h text:style-name="Heading_20_3" text:outline-level="3">Анджела</text:h>
      <text:p text:style-name="P89">Сисадмин. Флиртует с Максом.</text:p>
      <text:p text:style-name="P89"/>
      <text:h text:style-name="Heading_20_2" text:outline-level="2">Положения</text:h>
      <text:p text:style-name="P8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9" text:outline-level="2">1. Терра</text:h>
      <text:p text:style-name="P26">музыка - кондовая электронная, холодная и отчаянная (Electronics “Disappointed”)</text:p>
      <text:p text:style-name="P9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0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5">RnD-</text:span><text:span text:style-name="T1">зоны</text:span><text:span text:style-name="T1"><text:note text:id="ftn3" text:note-class="footnote"><text:note-citation>3</text:note-citation><text:note-body><text:p text:style-name="P10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8"><text:span text:style-name="T15">&gt;\</text:span>Привет, Нексус. Это Макс.</text:p>
      <text:p text:style-name="P58"><text:span text:style-name="T15">&lt;\</text:span>Привет Макс. <text:span text:style-name="T1">Рад тебя видеть. Где ты отсутствовал три дня?</text:span></text:p>
      <text:p text:style-name="P58"><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4"/>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8"><text:span text:style-name="T15">&gt;\</text:span>Как называется наш проект?</text:p>
      <text:p text:style-name="P58"><text:span text:style-name="T15">&lt;\</text:span>Дайсон.</text:p>
      <text:p text:style-name="P58"><text:span text:style-name="T15">&gt;\</text:span>Сколько тебе лет?</text:p>
      <text:p text:style-name="P58"><text:soft-page-break/><text:span text:style-name="T15">&lt;\</text:span>Два года с начала запуска кластера.</text:p>
      <text:p text:style-name="P58"><text:span text:style-name="T15">&gt;\</text:span>Какой сейчас год?</text:p>
      <text:p text:style-name="P58"><text:span text:style-name="T15">&gt;\</text:span>202<text:span text:style-name="T1">6</text:span>-й.</text:p>
      <text:p text:style-name="P25"/>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8"><text:span text:style-name="T15">&gt;\</text:span>Нексус, отключи память <text:span text:style-name="T1">заданий</text:span> за последнюю неделю.</text:p>
      <text:p text:style-name="P58"><text:span text:style-name="T15">&lt;\</text:span>Выполнено.</text:p>
      <text:p text:style-name="P58"><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8"><text:span text:style-name="T15">&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15">&lt;\</text:span><text:span text:style-name="T1">Выполняю задачу</text:span>...</text:p>
      <text:p text:style-name="P59"><text:span text:style-name="T15">&lt;\</text:span>...</text:p>
      <text:p text:style-name="P59"><text:span text:style-name="T15">&lt;\</text:span>Решение:</text:p>
      <text:p text:style-name="P59"><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15">:47.bmf»</text:span></text:p>
      <text:p text:style-name="P24"/>
      <text:p text:style-name="P33">&lt;<text:span text:style-name="T1">как-то говённо. Улучшить</text:span>&gt;</text:p>
      <text:p text:style-name="P36">Хм, не понял? Ч<text:span text:style-name="T1">ё</text:span> за хрень?</text:p>
      <text:p text:style-name="P36"/>
      <text:p text:style-name="P58"><text:span text:style-name="T15">&gt;</text:span>\Нексус, почему ты используешь жёсткие настройки <text:span text:style-name="T1">для решения задачи</text:span>?</text:p>
      <text:p text:style-name="P58"><text:span text:style-name="T15">&lt;\</text:span>Настройки правильные, <text:span text:style-name="T1">Макс</text:span>.</text:p>
      <text:p text:style-name="P25"/>
      <text:p text:style-name="P36">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8"><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6">Вместо ответа Нексус выплюнул в консоль длинную строку букв и служебных символов, среди которых бросилась в глаза строка “<text:span text:style-name="T35">incompartible interface Analytics v.0.93 beta</text:span>”</text:p>
      <text:p text:style-name="P36">Ага, уже теплее.</text:p>
      <text:p text:style-name="P36"/>
      <text:p text:style-name="P58"><text:span text:style-name="T1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15">.</text:span></text:p>
      <text:p text:style-name="P66">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92">***</text:p>
      <text:p text:style-name="P92"/>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2">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5">&lt;</text:span><text:span text:style-name="T28">месяц</text:span><text:span text:style-name="T1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2">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5">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61">Музыка быстрая, тревожная, надорваная и печальная (Pet Shop Boys “So Hard” ?)</text:p>
      <text:p text:style-name="P28"/>
      <text:p text:style-name="P9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8"/>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8">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6">верх</text:span>…</text:p>
      <text:p text:style-name="P5">Тут м<text:span text:style-name="T15">еня, </text:span>наконец,<text:span text:style-name="T15"> стошнило. Буквально вывернуло наизнанку: из носа текло, в глазах стояли слёзы. </text:span></text:p>
      <text:p text:style-name="P5"><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3">Спи, сестра моя родная,<text:line-break/>Спи. Усни.<text:line-break/>Крыльями тебя укрою,<text:line-break/>Спи. Усни.</text:p><text:p text:style-name="P103"><text:tab/>В чаще тёмной волки воют,<text:line-break/>Спи. Усни.</text:p><text:p text:style-name="P103"><text:tab/>В мрачном замке духи ноют,<text:line-break/>Спи. Усни.</text:p><text:p text:style-name="P103"><text:tab/>Сказки вечность нам читает,<text:line-break/>Спи. Усни.<text:line-break/>День осенний угасает,<text:line-break/>Спи. Усни.<text:line-break/>Помни только в сне глубоком,</text:p><text:p text:style-name="P10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7">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6">лапами за обломок задней оси, болтался в турбулентных потоках, как </text:span><text:soft-page-break/><text:span text:style-name="T36">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5"><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5">–</text:span> ТЫ!!! ТЫ!..</text:p>
      <text:p text:style-name="P5"><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15">3. </text:span>Кантерлот</text:h>
      <text:p text:style-name="P62">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998569987338820429"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01"><text:s/>Сколько страниц сегодня нахреначили?</text:p><text:p text:style-name="P102">– <text:span text:style-name="T1">Восемь, учитель!</text:span></text:p><text:p text:style-name="P102">– Отлично. Надиктую ещё две и сбегаешь за кофе.</text:p></text:note-body></text:note></text:span></text:p>
        </text:list-item>
      </text:list>
      <text:p text:style-name="P7"/>
      <text:p text:style-name="P11">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Дискорд исчез. Последний раз драконикуса видели, когда он на своей маленькой и юркой колеснице удалялся в сторону Жеребячьих<text:span text:style-name="T27">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0"><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60"><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уничтожаются путём <text:span text:style-name="T1">усиленного</text:span> износа, будучи частью экспериментальных колесниц! “Лорен” я сделал на базе <text:span text:style-name="T3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6">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2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5">4. </text:span>Библиотека</text:h>
      <text:p text:style-name="P17">&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2"/>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6">–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8">Селестия нахмурилась и приняла грозный вид.</text:p>
      <text:p text:style-name="P48"><text:span text:style-name="T15">– </text:span>Не забывай, человек, я — могущественный маг и правитель Эквестрии. Ко мне нужно относиться с должным уважением!</text:p>
      <text:p text:style-name="P48"><text:span text:style-name="T15">– </text:span>А то что? Превратишь в жабу? Сошлёшь на Луну? Убьёшь нахер?</text:p>
      <text:p text:style-name="P48">Аликорница сникла. Уши её опустились.</text:p>
      <text:p text:style-name="P48"><text:span text:style-name="T15">– </text:span>Макс, не надо... Ты же знаешь, я этого не сделаю.</text:p>
      <text:p text:style-name="P48"><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8"><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48"><text:span text:style-name="T15">Аликорница уселась н</text:span>а пол <text:span text:style-name="T15">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8"><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8"><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5">– </text:span>Вот, читай отсюда. <text:span text:style-name="T15">– а</text:span>ликорница подчеркнула абзац копытом.</text:p>
      <text:p text:style-name="P48"><text:soft-page-break/></text:p>
      <text:p text:style-name="P54">***</text:p>
      <text:p text:style-name="P54"/>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lt;<text:span text:style-name="T27">Селестии не удастся привлечь Макса на сторону Эквестри даже с помощью 34 — это удастся Дэш</text:span>&gt;</text:p>
      <text:p text:style-name="P48">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text:soft-page-break/>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8"><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40">–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text:soft-page-break/></text:p>
      <text:h text:style-name="P130" text:outline-level="2"><text:span text:style-name="T15">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фиолетово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text:soft-page-break/>играть не с кем.</text:p>
      <text:p text:style-name="P48">– При случае спрошу. Если встречу.</text:p>
      <text:p text:style-name="P48">– Встретишь, конечно! Скажи ей, что у меня сегодня день рождения, и я очень сильно огорчи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я его знаю! Мы с Шейлой ходили к нему играть, пока она не пропала. У Норфа интересно!</text:p>
      <text:p text:style-name="P48"><text:soft-page-break/>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8">Я остался сидеть в полнейшем замешательстве. </text:p>
      <text:p text:style-name="P48"/>
      <text:p text:style-name="P54">***</text:p>
      <text:p text:style-name="P48">&lt;<text:span text:style-name="T49">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8">– А как выглядят сами истинные единороги? – спросил я.</text:p>
      <text:p text:style-name="P48"><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 Ишь ты!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8"/>
      <text:p text:style-name="P48">Селестия встала, потянувшись по-кошачьи, и направилась к выходу. У двери он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8">– Постой, а как же Луна? Мне показалось, она питала тёплые чувства к Кимеринну?</text:p>
      <text:p text:style-name="P48">Селестия задумалась, автоматически ковыряя копытом ямку под валуном.</text:p>
      <text:p text:style-name="P4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Ты говорила, он от древности вообще сбрендил. Тем-не-менее, он определённо «подъезжал» к Луне тогда, в развалинах.</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 Мааакс!! Помоги! Они кусаются! Я <text:s/>сейчас свихнусь почище Дискорда!</text:p>
      <text:p text:style-name="P48">Аликорница подпрыгнула и, взбрыкнув, начала кружиться в обратную сторону.</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text:p>
      <text:p text:style-name="P4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8">– Да ладно! Мне это ничего не стоило.</text:p>
      <text:p text:style-name="P4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8">– Эммм... Селестия?</text:p>
      <text:p text:style-name="P48">– Дааа? – ответила аликорница, не повернув головы. В её тоне слышались смешливые нотки.</text:p>
      <text:p text:style-name="P48">Я вытащил руку из-под накрупника.</text:p>
      <text:p text:style-name="P48">– Всё в порядке?</text:p>
      <text:p text:style-name="P48">Селестия повернула голову, и я ясно увидел широкую улыбку и фирменный ехидный прищур из-под чёлки.</text:p>
      <text:p text:style-name="P48">– А почему ты спрашиваешь? Ты разобрался с муравьями?</text:p>
      <text:p text:style-name="P48">– Вроде да. Хотя, по-моему, дело уже не в муравьях.</text:p>
      <text:p text:style-name="P48">– По-моему, тоже. – рассмеялась аликорница. – Продолжай...</text:p>
      <text:p text:style-name="P48"/>
      <text:h text:style-name="P129" text:outline-level="2">6. Стыд</text:h>
      <text:p text:style-name="P48"/>
      <text:p text:style-name="P55">~~~ Завтра на семь в библиотеке ~~~</text:p>
      <text:p text:style-name="P55"/>
      <text:p text:style-name="P48">–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саквояж и сунул его в рюкзак.</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54">***</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сжал ей холку.</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text:soft-page-break/>–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8">– А как ты сама помнишь о том заклинании, если оно стёрто из бытия? – резонно подметил я.</text:p>
      <text:p text:style-name="P48">– У меня есть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0">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7</text:span>. Нелетающие пегасы</text:h>
      <text:p text:style-name="P4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5">—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54">***</text:p>
      <text:p text:style-name="P48"/>
      <text:p text:style-name="P48">– А что стало с жеребятами? – спросил я. – Они перестали бояться экзаменов?</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5">—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Тия. Если хочешь.</text:p>
      <text:p text:style-name="P48">– Хорошо. До встречи, Тия.</text:p>
      <text:p text:style-name="P48">– До встречи, Макс.</text:p>
      <text:p text:style-name="P48"/>
      <text:h text:style-name="Heading_20_2" text:outline-level="2"><text:span text:style-name="T1">8</text:span>. <text:span text:style-name="T15">40-6</text:span></text:h>
      <text:p text:style-name="P63">Mark Knopfler — Hill Farmers Blues — или на следующую главу (прощание)</text:p>
      <text:p text:style-name="P48"/>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7">Истончения </text:span>(быть может, к счастью). Всё, что я могу <text:span text:style-name="T15">— оставить тебе напутствие.</text:span></text:p>
      <text:p text:style-name="P55"><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text:span><text:soft-page-break/><text:span text:style-name="T15">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55">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5">Удачи!</text:p>
      <text:p text:style-name="P40">…</text:p>
      <text:p text:style-name="P40"/>
      <text:p text:style-name="P48">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5">прекрасные создания, порядки тут отличные! Чисто, культурно, вежливо. Дворецкий </text:span><text:span text:style-name="T18">—</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42">— вся архитектура явно </text:span><text:span text:style-name="T38">была </text:span><text:span text:style-name="T42">заточена под крылатых. Таких, для которых приземлиться на балкон в тронном зале или уйти через портик на крыше</text:span><text:span text:style-name="T51"> </text:span><text:span text:style-name="T42">—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text:soft-page-break/>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2"> </text:span><text:span text:style-name="T38">Его центр занимал высокий </text:span><text:span text:style-name="T42">кругл</text:span><text:span text:style-name="T38">ый</text:span><text:span text:style-name="T42"> </text:span><text:span text:style-name="T38">футон</text:span><text:span text:style-name="T42"> </text:span><text:span text:style-name="T38">с</text:span><text:span text:style-name="T42"> велик</text:span><text:span text:style-name="T38">им</text:span><text:span text:style-name="T42"> множество</text:span><text:span text:style-name="T38">м</text:span><text:span text:style-name="T4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8">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text:span><text:soft-page-break/><text:span text:style-name="T1">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text:soft-page-break/>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4">Мне печалиться не стоит</text:p><text:p text:style-name="P104">Жизнь прекрасна и ярка</text:p><text:p text:style-name="P104">Телом молода, душою —</text:p><text:p text:style-name="P104">Как дракон морской мудра</text:p><text:p text:style-name="P104"/><text:p text:style-name="P104">Я видала взлёт империй,</text:p><text:p text:style-name="P104">Я жила среди легенд,</text:p><text:p text:style-name="P104">Древней магии мистерий</text:p><text:p text:style-name="P104">Я прилежнейший студент</text:p><text:p text:style-name="P104"/><text:p text:style-name="P104">Обожаема народом,</text:p><text:p text:style-name="P104">Уважаема врагом,</text:p><text:p text:style-name="P104">Но друзей моих немного,</text:p><text:p text:style-name="P104">Но жжёт душу холодом</text:p><text:p text:style-name="P104"/><text:p text:style-name="P104">Одинока и печальна,</text:p><text:p text:style-name="P104">Недоступна и строга,</text:p><text:p text:style-name="P104">Потеряла изначальный</text:p><text:p text:style-name="P104">Смысл жизни навсегда</text:p><text:p text:style-name="P104"/><text:p text:style-name="P104">Жизнь моя теперь публична,</text:p><text:p text:style-name="P104">Жизнь моя теперь для всех,</text:p><text:p text:style-name="P104">В этом — горе, в этом — счастье,</text:p><text:p text:style-name="P10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text:soft-page-break/>–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8"><text:soft-page-break/>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8">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5">–</text:span> А водку у вас принято пить?</text:p>
      <text:p text:style-name="P38"><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text:soft-page-break/>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8"><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5">– Это ты называешь “дружбой”? – с </text:span>улыбкой хмыкнул<text:span text:style-name="T15"> я. – </text:span>Мне нравится твоё чувство юмора.</text:p>
      <text:p text:style-name="P48">Аликорница нахмурилась.</text:p>
      <text:p text:style-name="P48"><text:span text:style-name="T15">–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48">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недели,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8"/>
      <text:h text:style-name="Heading_20_2" text:outline-level="2">9. <text:span text:style-name="T1">Прощание</text:span></text:h>
      <text:p text:style-name="P48"/>
      <text:p text:style-name="P40">–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4">***</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2">– </text:span><text:span text:style-name="T38">Говорят, в </text:span><text:span text:style-name="T23">Додж </text:span><text:span text:style-name="T24">Джанкшн</text:span><text:span text:style-name="T3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text:span><text:soft-page-break/><text:span text:style-name="T38">районы пооживлённей...</text:span></text:p>
      <text:p text:style-name="P5"><text:span text:style-name="T42">– </text:span><text:span text:style-name="T44">А из Пинто Крика уже месяц нет новостей...</text:span></text:p>
      <text:p text:style-name="P5"><text:span text:style-name="T42">– </text:span><text:span text:style-name="T4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3"><text:span text:style-name="T44">– </text:span>“<text:span text:style-name="T1">Что я могу сделать, чтобы вернуть всё назад?</text:span>”</text:p>
      <text:p text:style-name="P13"><text:span text:style-name="T44">– </text:span><text:span text:style-name="T38">Так и сказала?</text:span></text:p>
      <text:p text:style-name="P1"><text:span text:style-name="T42">–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4">– </text:span><text:span text:style-name="T38">Что бы это значило, Флер?</text:span></text:p>
      <text:p text:style-name="P13"><text:span text:style-name="T44">– </text:span><text:span text:style-name="T3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8">…</text:p>
      <text:p text:style-name="P5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7">– Куда проваливаться?</text:p>
      <text:p text:style-name="P57">– Они не знают. В тех провалах не видно дна...</text:p>
      <text:p text:style-name="P57">…</text:p>
      <text:p text:style-name="P5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7">– Леди и джентлькольты! Приём окончен! Её Высочество Принцесса Селестия будет рада видеть <text:s/>вас в следующую среду!</text:p>
      <text:p text:style-name="P5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oft-page-break/><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8"><text:span text:style-name="T16">&lt;</text:span><text:span text:style-name="T3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43">&lt;</text:span><text:span text:style-name="T53">Mark Knopfler - </text:span><text:span text:style-name="T52">Hill Farmer's Blues</text:span><text:span text:style-name="T43">&gt;</text:span></text:p>
      <text:p text:style-name="P45">***</text:p>
      <text:p text:style-name="P40"/>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text:span><text:soft-page-break/><text:span text:style-name="T1">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5">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5">– Мааам, а со мной связан элементаль?</text:p>
      <text:p text:style-name="P55">–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7"><text:span text:style-name="T1">– Конечно, мам! «День горящего очага» </text:span>— <text:span text:style-name="T1">верно?</text:span></text:p>
      <text:p text:style-name="P55">–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55">Так возникли аликорны.</text:p>
      <text:p text:style-name="P55">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55">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5">Тут и сказке конец. А теперь, Эйприл, залазь на полку и закрывай глазки.</text:p>
      <text:p text:style-name="P55">– Ну мааам! Раскажи ещё что-нибудь! Про Сомбру!</text:p>
      <text:p text:style-name="P55">–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55">– А почему только тебя? А меня? А дядю-горгулия?</text:p>
      <text:p text:style-name="P55">– <text:s/>Тебя я забрать ему не дам. А в дядю не тыкай копытом, это невежливо! Спи уже, мой маленький!</text:p>
      <text:p text:style-name="P55">– Поцелуй меня на ночь, мам!</text:p>
      <text:p text:style-name="P55">– Конечно, мой хороший...</text:p>
      <text:p text:style-name="P55"/>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text:soft-page-break/></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7">меткоискатели потом устроят во дворе за домом Макса эксперимент по </text:span><text:s/><text:span text:style-name="T27">полёту на реактивном воздушном змее с антиоблачной пушкой — хотят быть погодными пони</text:span>&gt;. А вот...</text:p>
      <text:p text:style-name="P1"><text:span text:style-name="T42">–</text:span><text:span text:style-name="T38">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text:soft-page-break/>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text:soft-page-break/>верить — это теб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3">Додж Джанкшена.</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text:soft-page-break/>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 </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ом джеме.</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text:soft-page-break/>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 </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text:soft-page-break/>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уже год. Почту за честь работать </text:span><text:span text:style-name="T38">под твоим руководством</text:span><text:span text:style-name="T42">. Подожди немного, я отсистематизирую нужную информацию и расскажу тебе, насколько далеко смогла продвинуться.</text:span></text:p>
      <text:p text:style-name="P38">“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7">l'amore</text:span><text:span text:style-name="T16">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55">преобразователь</text:span> пси-поля! <text:span text:style-name="T55">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63">о</text:span>к. В лапах он держал поднос с варёной кукурузой.</text:p>
      <text:p text:style-name="P40"><text:soft-page-break/><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1"><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0"><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48"/>
      <text:p text:style-name="P44">***</text:p>
      <text:p text:style-name="P40"/>
      <text:p text:style-name="P126"><text:tab/><text:span text:style-name="T62">Свеча отбрасывала мягкие тени на </text:span>книжн<text:span text:style-name="T62">ые</text:span> полк<text:span text:style-name="T62">и. Спайк положил обглоданную кочерыжку на горку и принялся облизывать пальцы.</text:span></text:p>
      <text:p text:style-name="P119">– Так. – <text:s/><text:span text:style-name="T62">я ткнул в позицию в длинном списке оснащения. – </text:span>Зачем тебе <text:span text:style-name="T56">преобразователь пси-поля?</text:span></text:p>
      <text:p text:style-name="P50">– Чтобы <text:span text:style-name="T57">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50">– <text:span text:style-name="T57">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118">– <text:span text:style-name="T61">Спайк! Ковыряться когтем в зубах некрасиво! Тем более, при посторонних!</text:span></text:p>
      <text:p text:style-name="P120"><text:bookmark-start text:name="__DdeLink__11609_1907426502"/>– <text:bookmark-end text:name="__DdeLink__11609_1907426502"/><text:span text:style-name="T63">Пинки может подождать. К теме исследования это не относится, верно? – я перевернул листок. – <text:s/>«...он крепко обхватил её круп и игриво куснул её за холку. Она вздохнула и мягко подалась крупом ему навстречу. «Ооо, сделай это со мной» - прошептала она томно...»</text:span></text:p>
      <text:p text:style-name="P121">– <text:span text:style-name="T65">СПАЙК!!! Откуда ты взял этот листок?!!</text:span></text:p>
      <text:p text:style-name="P50"/>
      <text:p text:style-name="P52"><text:span text:style-name="T57">А ещё </text:span>определить, снятся ли <text:span text:style-name="T15">&lt;</text:span>пони электрические люди — название знакового для людей эксперимента<text:span text:style-name="T15">&gt;</text:span></text:p>
      <text:p text:style-name="P43">- <text:span text:style-name="T1">отметаю. На это финансов не будет</text:span></text:p>
      <text:p text:style-name="P43"/>
      <text:p text:style-name="P43"/>
      <text:p text:style-name="P43"/>
      <text:p text:style-name="P50">…</text:p>
      <text:p text:style-name="P50"/>
      <text:p text:style-name="P50">– <text:span text:style-name="T57">Электростимулятор гипоталамуса. Драконий. В комплекте с усиленной больничной койкой и набором фиксаторов.</text:span></text:p>
      <text:p text:style-name="P51">– <text:span text:style-name="T58">Это ещё чего??? – удивился Спайк. – я что-то не помню, чтоб ты такое хотела!</text:span></text:p>
      <text:p text:style-name="P53">– <text:span text:style-name="T59">Эммм, мы с тобой это ещё не обсуждали. Я вычитала в «Магии для чайников», что стимуляция определённых областей драконьего мозга приводит к гипертрофированному развитию средней пары конечностей </text:span><text:span text:style-name="T19">— </text:span><text:span text:style-name="T20">то есть крыльев. И я подумала: а что, если…</text:span></text:p>
      <text:p text:style-name="P53"><text:span text:style-name="T20">– Вот ещё! </text:span><text:span text:style-name="T60">– возмутился дракончик. – Никогда на такое не соглашусь!</text:span></text:p>
      <text:p text:style-name="P53">– <text:span text:style-name="T60">Но ты сам подумай, как было бы здорово обладать крыльями! – мечтательно возразила Твайлайт.</text:span></text:p>
      <text:p text:style-name="P53">– <text:span text:style-name="T60">Ни-за-что! Мне и на земле хорошо. В крайнем случае, </text:span></text:p>
      <text:p text:style-name="P53"/>
      <text:p text:style-name="P50"/>
      <text:p text:style-name="P42"><text:soft-page-break/></text:p>
      <text:p text:style-name="P40"/>
      <text:p text:style-name="P55">.<text:span text:style-name="T27">..Макс! Запрошенный тобой </text:span><text:span text:style-name="T30">&lt;</text:span><text:span text:style-name="T27">синхрофазотрон</text:span><text:span text:style-name="T30">&gt; </text:span><text:span text:style-name="T2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3"><text:span text:style-name="T44">&lt;</text:span><text:span text:style-name="T32">Макс помогает починить Эпплджек повозку.</text:span><text:span text:style-name="T44">&gt;</text:span></text:p>
      <text:p text:style-name="P40"/>
      <text:p text:style-name="P85">&lt;<text:span text:style-name="T2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85"><text:span text:style-name="T28">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34">Ты</text:span><text:span text:style-name="T33"> что! Нельзя любить фаэри! Она похитит твоё сердце и ты будешь искать её до смерти</text:span><text:span text:style-name="T34">)</text:span><text:span text:style-name="T33"> — Пинки </text:span><text:span text:style-name="T34">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85">&lt;<text:span text:style-name="T34">В разговоре с Луной после исчезновения Селестии Макс узнаёт, что она (Селестия) холодна к сексу. </text:span>&gt;</text:p>
      <text:p text:style-name="P4"/>
      <text:p text:style-name="P4">***</text:p>
      <text:p text:style-name="P2"/>
      <text:p text:style-name="P2"><text:span text:style-name="T15">–</text:span> Это плохо! <text:span text:style-name="T15">–</text:span> Твайлайт помрачнела. <text:span text:style-name="T15">–</text:span> Сон <text:span text:style-name="T1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5">–</text:span> Да, по себе знаю, недосып <text:span text:style-name="T15">—</text:span> одна из паршивейших вещей на свете. <text:span text:style-name="T15">–</text:span> Я уселся на ступеньку лестницы. <text:span text:style-name="T15">– </text:span>Тут такое дело… Тебе удалось что-то узнать про неведомую угрозу, о которой говорила Селестия?</text:p>
      <text:p text:style-name="P2"><text:span text:style-name="T15">–</text:span> Ты про сны о Радужной Фабрике выпускников лётной академии? <text:span text:style-name="T15">–</text:span> Твайлайт отрицательно покачала головой. <text:span text:style-name="T15">–</text:span> Нашла несколько сонников, в самом древнем написано, что сны <text:span text:style-name="T15">—</text:span> ворота в другой мир. Про Фабрику Радуг <text:span text:style-name="T15">—</text:span> ни слова.</text:p>
      <text:p text:style-name="P2"><text:span text:style-name="T15">–</text:span> М-м-м. В описании заклинания Свирл упоминал гармонию. Я и подумал, а что, если это кат-то связано с тобой и твоими друзьями?</text:p>
      <text:p text:style-name="P2"><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2"><text:span text:style-name="T15">–</text:span> М-м-м… “...на укрепление гармонии нашего континуума...”.</text:p>
      <text:p text:style-name="P2">Твайлайт начала в возбуждении ходить по читальному залу.</text:p>
      <text:p text:style-name="P2"><text:soft-page-break/><text:span text:style-name="T1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33">заклинание равновесия, в описании к которому есть ссылка на заклинание роста </text:span><text:span text:style-name="T34">(вставить шутку в стиле Влада)</text:span><text:span text:style-name="T33">.</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28">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3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27">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28">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text:soft-page-break/>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5">&lt;</text:span><text:span text:style-name="T2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4"/>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33"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28">самолёт в эквестрию проваливается во время </text:span><text:span text:style-name="T29">рейда пони-рейнджеров. Даже не самолёт — </text:span><text:soft-page-break/><text:span text:style-name="T29">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4">&gt;</text:span></text:p>
      <text:p text:style-name="P46">&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9">&lt;<text:span text:style-name="T2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9"/>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1"><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5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15">&lt;Луна - </text:span><text:span text:style-name="T2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4"/>
      <text:h text:style-name="P132"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2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6">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5">&lt;</text:span><text:span text:style-name="T28">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7">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text:soft-page-break/>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4">***</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7">???</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text:soft-page-break/></text:p>
      <text:h text:style-name="P132" text:outline-level="2">Рейд пони-рэйнджеров-2 (<text:span text:style-name="T2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7">гидрорысью</text:span><text:span text:style-name="T15">&gt;</text:span> и нападением <text:span text:style-name="T15">&lt;</text:span><text:span text:style-name="T27">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7">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oft-page-break/><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 </text:span>Душновато как-то, <text:span text:style-name="T15">–</text:span> Селестия встала с подушек и приоткрыла дверь на балкон. <text:span text:style-name="T15">–</text:span> Тебе не холодно?</text:p>
      <text:p text:style-name="P2"><text:span text:style-name="T15">–</text:span> Нет, вполне тепло. <text:span text:style-name="T15">–</text:span> Я тоже встал с подушек размять затёкшие ноги.</text:p>
      <text:p text:style-name="P2"><text:span text:style-name="T15">–</text:span> Уборная там. <text:span text:style-name="T15">–</text:span> Селестия показала на неприметную дверцу за занавеской в углу.</text:p>
      <text:p text:style-name="P2"><text:span text:style-name="T15">–</text:span> Как ты догадалась? <text:span text:style-name="T1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5">&lt;</text:span><text:span text:style-name="T27">Попав в мир Терры в виде модуля искусственного интеллекта, Селестия получает ментальный удар </text:span><text:soft-page-break/><text:span text:style-name="T27">-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5">–</text:span> То есть, Кимеринн видел человека у развалин замка?</text:p>
      <text:p text:style-name="P2"><text:span text:style-name="T15">–</text:span> Скорее всего, да. Правда, впоследствии он уже не был так уверен <text:span text:style-name="T1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oft-page-break/><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0"/>
      <text:p text:style-name="P49">Она вытянула шею и начала по очереди сгибать-разгибать ноги, разминая суставы.</text:p>
      <text:p text:style-name="P49"><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2" text:outline-level="2">В библиотеке замка Селестии</text:h>
      <text:p text:style-name="P86"/>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27">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27">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27">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text:p>
      <text:h text:style-name="P132" text:outline-level="2">Понивилль</text:h>
      <text:p text:style-name="P2"/>
      <text:h text:style-name="P13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
      <text:p text:style-name="P6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2" text:outline-level="2">Первый сеанс двойного сна. Рэрити</text:h>
      <text:p text:style-name="P2"/>
      <text:p text:style-name="P2"><text:span text:style-name="T15">&lt;</text:span><text:span text:style-name="T2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7">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text:soft-page-break/>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2" text:outline-level="2">Сон Макса</text:h>
      <text:p text:style-name="P86"/>
      <text:p text:style-name="P2"><text:span text:style-name="T15">&lt;</text:span><text:span text:style-name="T2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15">–</text:span> Готова, <text:span text:style-name="T15">–</text:span> процедила она.</text:p>
      <text:p text:style-name="P31">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27">Эгрегор Эквестрии </text:span><text:span text:style-name="T30">—</text:span><text:span text:style-name="T27"> Селестия </text:span><text:span text:style-name="T30">—</text:span><text:span text:style-name="T27"> на кончике главного рога Анакорна</text:span><text:span text:style-name="T15">&gt;</text:span></text:p>
      <text:p text:style-name="P4">***</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oft-page-break/><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oft-page-break/><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27">Рэйнбоу объясняет Максу, почему Пинки расплатилась за него </text:span><text:span text:style-name="T28">—</text:span><text:span text:style-name="T27"> и вспоминает, что когда-то уже объясняла нечто подобное (Леро)</text:span></text:p>
      <text:p text:style-name="P2"><text:span text:style-name="T27">У Твайлайт после видения гибели Кимеринна появились морщинки возле глаз</text:span><text:span text:style-name="T15">&gt;</text:span></text:p>
      <text:p text:style-name="P2"/>
      <text:h text:style-name="P13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27">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oft-page-break/><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27">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27">Дэш расплачивается за Макса в кафе. Когда тот спрашивает, почему она и Пинки платят за него, Дэш, вместо ответа, говорит:</text:span></text:p>
      <text:p text:style-name="P2"><text:span text:style-name="T30">–</text:span><text:span text:style-name="T27"> Пинки? </text:span><text:span text:style-name="T30">–</text:span><text:span text:style-name="T27"> Дэш сморщила нос. </text:span><text:span text:style-name="T30">–</text:span><text:span text:style-name="T27"> Я скажу ей, чтоб больше не </text:span><text:span text:style-name="T30">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27">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text:soft-page-break/>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oft-page-break/><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27">Аликорны </text:span><text:span text:style-name="T30">—</text:span><text:span text:style-name="T27"> элементали. Они воплощают в себе какую-либо сторону чаяний и настроений сообщества пони. Анакорн </text:span><text:span text:style-name="T30">—</text:span><text:span text:style-name="T27"> супераликорн, элементаль всего мира</text:span><text:span text:style-name="T15">&gt;</text:span></text:p>
      <text:p text:style-name="P14"/>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0">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oft-page-break/><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27">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3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oft-page-break/><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27">Вкратце суть сна Рэрити.</text:span></text:p>
      <text:p text:style-name="P2"><text:span text:style-name="T27">Она проснулась в мире Терры веб-дизайнером. И мир Эквестрии ей только снился </text:span><text:span text:style-name="T30">—</text:span><text:span text:style-name="T27"> и быстро начал забываться. Т.е. мир Эквестрии - всего лишь сон терранского парня (девушки?)</text:span></text:p>
      <text:p text:style-name="P2"><text:span text:style-name="T27">к экрану - очередь из пони (пони пропадают из Эквестрии). В очереди близко к экрану </text:span><text:span text:style-name="T30">—</text:span><text:span text:style-name="T27"> Селестия. Рэрити </text:span><text:span text:style-name="T30">—</text:span><text:span text:style-name="T27"> без очереди (у неё </text:span><text:span text:style-name="T30">—</text:span><text:span text:style-name="T27"> билет-пропуск от Индрэ).</text:span></text:p>
      <text:p text:style-name="P2"><text:span text:style-name="T27">Рэрити проснулась парнем, т.к. в Эквестрии </text:span><text:span text:style-name="T30">—</text:span><text:span text:style-name="T27"> матриархат, роль терранских мужчин там несут кобылы.</text:span></text:p>
      <text:p text:style-name="P2"><text:span text:style-name="T27">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oft-page-break/><text:span text:style-name="T15">&lt;</text:span><text:span text:style-name="T27">Влад рассказывает Максу о своём сне </text:span><text:span text:style-name="T30">—</text:span><text:span text:style-name="T27"> как он был поняхой, а потом проснулся в мире Терры</text:span><text:span text:style-name="T15">&gt;</text:span></text:p>
      <text:p text:style-name="P14"/>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27">согласовать с тем, что говорил Анакорн о Р/Д</text:span><text:span text:style-name="T15">&gt;</text:span>). </text:p>
      <text:p text:style-name="P2">Об этом Эгрегоре пишется в книге <text:span text:style-name="T15">&lt;</text:span><text:span text:style-name="T27">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5">&lt;</text:span><text:span text:style-name="T27">обоснование сна для Р/Д. РД видит несколько вариантов историй с Mane6 </text:span><text:span text:style-name="T30">—</text:span><text:span text:style-name="T27"> и с собой + Леро </text:span><text:span text:style-name="T30">—</text:span><text:span text:style-name="T27"> намёк на несовместимые фанфики</text:span></text:p>
      <text:p text:style-name="P2"><text:span text:style-name="T27">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27">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27">Кто следующий готов рассказывать?</text:span></text:p>
      <text:p text:style-name="P31">Пинки дёрнулась на месте, но промолчала.</text:p>
      <text:p text:style-name="P2"><text:span text:style-name="T30">–</text:span><text:span text:style-name="T27"> Я расскажу, - шагнула вперёд радужная пегаска. </text:span><text:span text:style-name="T30">–</text:span><text:span text:style-name="T27"> Хотя вряд ли ты узнаешь что-то полезное. Там галиматья какая-то…</text:span><text:span text:style-name="T15">&gt;</text:span></text:p>
      <text:p text:style-name="P2"/>
      <text:p text:style-name="P2"><text:span text:style-name="T15">&lt;</text:span><text:span text:style-name="T27">Сон РД:</text:span></text:p>
      <text:p text:style-name="P31"><text:soft-page-break/>...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1">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7">В мире Терры они ищут Селестию. В конце-концов Макс находит её в кибермозге </text:span><text:span text:style-name="T30">—</text:span><text:span text:style-name="T2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0">—</text:span><text:span text:style-name="T27"> Эгрегором Эквестрии. После чего пееренос на Землю на 10 лет назад. Начало написания “Последнего фанфика”.</text:span><text:span text:style-name="T15">&gt;</text:span></text:p>
      <text:p text:style-name="P14"/>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3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28">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3">“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3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3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text:soft-page-break/>“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27">Концепция абсолютного зла. Вычеркнуть кого-то из бытия.</text:span></text:p>
      <text:p text:style-name="P2"><text:span text:style-name="T27">Пока идёт борьба за вычёркивание </text:span><text:span text:style-name="T28">—</text:span><text:span text:style-name="T27"> это вычёркивание является злом. Но когда вычёркивание произошло, зло исчезает </text:span><text:span text:style-name="T28">—</text:span><text:span text:style-name="T27"> т.к. вычеркнутого никогда не было, о нём никто не знает. Никто </text:span><text:span text:style-name="T28">—</text:span><text:span text:style-name="T27"> даже вычёркивающий</text:span><text:span text:style-name="T15">&gt;</text:span></text:p>
      <text:p text:style-name="P2"/>
      <text:h text:style-name="P132"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28">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4">***</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text:soft-page-break/>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27">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27">добавить сочувствия</text:span><text:span text:style-name="T15">&gt;</text:span>.</text:p>
      <text:p text:style-name="P2"/>
      <text:p text:style-name="P2"><text:span text:style-name="T15">&lt;</text:span><text:span text:style-name="T27">После этого случая Тавйлайт решает прекратить сеансы двойного сна. Сеанса с ЭйДжей и Флатти не будет</text:span><text:span text:style-name="T15">&gt;</text:span></text:p>
      <text:p text:style-name="P2"/>
      <text:h text:style-name="P132"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oft-page-break/><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28">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28">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text:soft-page-break/>соседями.</text:p>
      <text:p text:style-name="P2"/>
      <text:h text:style-name="P132" text:outline-level="2">Поиск решения</text:h>
      <text:p text:style-name="P86"/>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lt;<text:span text:style-name="T28">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27">Как Луна, Твайлайт и Дискорд через месяц будут пробираться к замку Принцесс, если к нему уже </text:span><text:soft-page-break/><text:span text:style-name="T27">сейчас пройти почти невозможно?</text:span><text:span text:style-name="T15">&gt;</text:span></text:p>
      <text:p text:style-name="P14"/>
      <text:p text:style-name="P2"><text:span text:style-name="T15">&lt;</text:span><text:span text:style-name="T2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7"> Луна создаёт обратный коридор в срок.</text:span><text:span text:style-name="T15">&gt;</text:span></text:p>
      <text:p text:style-name="P2"/>
      <text:h text:style-name="P13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28">Дуглас </text:span><text:span text:style-name="T30">—</text:span><text:span text:style-name="T28"> </text:span><text:span text:style-name="T30">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oft-page-break/><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5">&lt;</text:span><text:span text:style-name="T27">высоко летать нельзя из-за молний</text:span><text:span text:style-name="T1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7">двухмесячной</text:span><text:span text:style-name="T15">&gt;</text:span> давности осталось лишь направление движения.</text:p>
      <text:p text:style-name="P2">И опять, как <text:span text:style-name="T15">&lt;</text:span><text:span text:style-name="T27">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7">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7">Поиски Селестии — сюжет:</text:span></text:p>
      <text:p text:style-name="P31"><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3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7">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2"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3">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27">Не следует противопоставлять злу ещё большее зло - это только усилит его — </text:span><text:span text:style-name="T28">кодовая фраза</text:span><text:span text:style-name="T3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7">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7">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15">&lt;</text:span><text:span text:style-name="T2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2" text:outline-level="2">Безнадёжность</text:h>
      <text:p text:style-name="P14">&lt;<text:span text:style-name="T2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7">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7">расширить</text:span><text:span text:style-name="T15">&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7">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7">пять</text:span><text:span text:style-name="T15">&gt;</text:span>длинную прореху в куртке, <text:span text:style-name="T15">&lt;</text:span><text:span text:style-name="T27">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7">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7">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7">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7">улучшить</text:span><text:span text:style-name="T15">&gt;</text:span>. А тот случай, когда мне пришлось зашивать тебе куртку после нападения убийц <text:span text:style-name="T15">&lt;</text:span><text:span text:style-name="T27">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2" text:outline-level="2">След?</text:h>
      <text:p text:style-name="P86"/>
      <text:p text:style-name="P2"><text:span text:style-name="T15">&lt;</text:span><text:span text:style-name="T27">сначала эпизод - проверка сумки в серверной</text:span><text:span text:style-name="T15">&gt;</text:span></text:p>
      <text:p text:style-name="P2"><text:span text:style-name="T15">&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text:soft-page-break/>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7">“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5">&lt;</text:span><text:span text:style-name="T27">расширить. Перед кафешкой - диалог с Флатти и ЭйДжей. Все думают, что наконец-то нашли Селестию. Все ликуют</text:span><text:span text:style-name="T1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27">Расширить сцену в кафе. Ожидание, подьём и… падение ожиданий</text:span><text:span text:style-name="T1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text:soft-page-break/>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7">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text:soft-page-break/>–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2" text:outline-level="2">Озарение</text:h>
      <text:p text:style-name="P2"/>
      <text:p text:style-name="P2"><text:span text:style-name="T15">&lt;</text:span><text:span text:style-name="T2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70"/>
      <text:p text:style-name="P7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0"/>
      <text:p text:style-name="P67">Разговор не клеился.</text:p>
      <text:p text:style-name="P7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0"><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0"><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0"><text:span text:style-name="T15">– </text:span>Ну хорошо. Убедила. В конце-концов, можем поступить так. Вы с Флатти вернётесь обратно а я продолжу поиски здесь.</text:p>
      <text:p text:style-name="P70"><text:span text:style-name="T15">– </text:span>А как мы узнаем, что ты нашёл принцессу? – хмуро отозвалась Эпплджек. – Сами вы вряд ли <text:soft-page-break/>сможете отсюда создать коридор к Эквестрии.</text:p>
      <text:p text:style-name="P70"><text:span text:style-name="T15">– </text:span>Вы можете связываться со мной раз в месяц по коридору.</text:p>
      <text:p text:style-name="P70"><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0"><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0">Эпплджек недоверчиво хмыкнула.</text:p>
      <text:p text:style-name="P70"><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0"><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0"><text:span text:style-name="T15">– </text:span>Конечно оставаться. Кто ещё, кроме нас, может найти её?</text:p>
      <text:p text:style-name="P70"><text:span text:style-name="T15">– </text:span>Я думал, ты не сможешь оставить Энджела и всех остальных надолго.</text:p>
      <text:p text:style-name="P70"><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5"><text:span text:style-name="T15">– </text:span>Извини, Флаттершай, забылся.</text:p>
      <text:p text:style-name="P75"><text:span text:style-name="T15">– </text:span>Та ладно, я ж не против, – возразила Эпплджек. – Не парься, Флатти. Было б хуже, если б он <text:s/>назвал меня Эпплджек на людях.</text:p>
      <text:p text:style-name="P75"><text:span text:style-name="T15">– </text:span>Ты так... – запнулась Флаттершай. – Так быстро забыла свою ферму. И...</text:p>
      <text:p text:style-name="P75"><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5"><text:span text:style-name="T15">– </text:span>Как ты можешь так говорить? – расплакалась Флаттершай.</text:p>
      <text:p text:style-name="P75"><text:span text:style-name="T15">– </text:span>Эй, девушки, не ссорьтесь! Мы — одна команда! И надеюсь, останемся ею и в дальнейшем. </text:p>
      <text:list xml:id="list6210717560160358143" text:style-name="L5">
        <text:list-header>
          <text:p text:style-name="P12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5"><text:span text:style-name="T15">– </text:span>А если нет? – Эпплджек смотрела мне мне прямо в глаза.</text:p>
      <text:list xml:id="list181050374836037" text:continue-numbering="true" text:style-name="L5">
        <text:list-header>
          <text:p text:style-name="P122">Я молча пожал плечами. Эпплджек уверенно продолжила.</text:p>
        </text:list-header>
      </text:list>
      <text:p text:style-name="P75"><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5"><text:span text:style-name="T15">– </text:span>Спасибо, ЭйДжей.</text:p>
      <text:p text:style-name="P75"><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1051328477955" text:continue-numbering="true" text:style-name="L5">
        <text:list-header>
          <text:p text:style-name="P122">Флаттершай пробормотала нечто, показавшееся мне знакомым.</text:p>
        </text:list-header>
      </text:list>
      <text:p text:style-name="P75"><text:span text:style-name="T15">– </text:span>Флатти, ты что-то сказала? Я не расслышал.</text:p>
      <text:p text:style-name="P75"><text:span text:style-name="T15">– </text:span>Намерение Изменяет Реальность.</text:p>
      <text:p text:style-name="P75"><text:soft-page-break/><text:span text:style-name="T15">– </text:span>Эээ. А где ты слышала эту фразу, если не секрет?</text:p>
      <text:p text:style-name="P75"><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1051672531428" text:continue-numbering="true" text:style-name="L5">
        <text:list-header>
          <text:p text:style-name="P122">У меня как будто вспыхнула лампочка в мозгу. Кирпичики быстро выстраивались в целостную картину. Я ринулся в прихожую.</text:p>
        </text:list-header>
      </text:list>
      <text:p text:style-name="P75"><text:span text:style-name="T15">– </text:span>Флатти, ЭйДжей, буду через час. Ждите!</text:p>
      <text:p text:style-name="P70"/>
      <text:h text:style-name="P131" text:outline-level="2">Почти.</text:h>
      <text:p text:style-name="P83"/>
      <text:p text:style-name="P75">В офисе меня встретил лыбящийся Стас.</text:p>
      <text:p text:style-name="P7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5">Я уставился на Стаса и он, захлёбываясь от торопливости, начал <text:span text:style-name="T15">расказывать</text:span>.</text:p>
      <text:p text:style-name="P7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5">– Ты его уничтожил?</text:p>
      <text:p text:style-name="P75">– Кого?</text:p>
      <text:p text:style-name="P75">– Этический модуль. Селестию.</text:p>
      <text:p text:style-name="P7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5">– Ты его уничтожил?</text:p>
      <text:p text:style-name="P7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5">– То есть, на домашнем компьютере Влада модуль работает и дальше?</text:p>
      <text:p text:style-name="P75">– Ага. К нему-то у меня доступа нету. Но в кластер к Нексусу он больше не пролезет.</text:p>
      <text:p text:style-name="P75">– Спасибо, Стас. Ты молодец.</text:p>
      <text:p text:style-name="P75">Ниточка, чуть было не прервавшаяся в офисе, повела в квартиру Влада.</text:p>
      <text:p text:style-name="P75"/>
      <text:h text:style-name="P131" text:outline-level="2">Дискорд</text:h>
      <text:p text:style-name="P86"/>
      <text:p text:style-name="P83">Девушки поспешно собирались, пока я растолковывал им задачу.</text:p>
      <text:p text:style-name="P83"><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3"><text:span text:style-name="T15">– </text:span>Это тот твой приятель, который разбился с полгода назад? – спросила Эпплджек.</text:p>
      <text:p text:style-name="P83"><text:soft-page-break/><text:span text:style-name="T15">– </text:span>Да, это он.</text:p>
      <text:p text:style-name="P83"><text:span text:style-name="T15">– </text:span>А как мы попадём в его квартиру? Там сейчас кто-то живёт? – Флаттершай прыгала на одной ноге, натягивая кед.</text:p>
      <text:p text:style-name="P83"><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4">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8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27">Плохо написано!</text:span><text:span text:style-name="T15">&gt;</text:span></text:p>
      <text:p text:style-name="P84">Я поднёс брелок пропуска к домофону, но дверь подъезда не открылась. Замигала красная лампочка и зажужжал зуммер.</text:p>
      <text:p text:style-name="P84">Я выругался.</text:p>
      <text:p text:style-name="P84"><text:span text:style-name="T15">– </text:span>Макс, что случилось? У нас проблемы?</text:p>
      <text:p text:style-name="P84"><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4"><text:span text:style-name="T15">– </text:span>Так что, будем ломать дверь? – Эпплджек критически осмотрелась, подмечая бабулек на лавочке и зевак во внутреннем скверике.</text:p>
      <text:p text:style-name="P84"><text:span text:style-name="T15">– </text:span>Нет нужды. Лучше станьте-ка сзади меня так, чтобы заслонить от этих бабулек и от вооон той камеры наблюдения.</text:p>
      <text:list xml:id="list8406843999286820231" text:style-name="L6">
        <text:list-header>
          <text:p text:style-name="P12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5">Раздался лёгкий «кряк» и дверь подалась.</text:p>
      <text:p text:style-name="P105"><text:span text:style-name="T15">– </text:span>Девушки, заходим.</text:p>
      <text:p text:style-name="P7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0"><text:span text:style-name="T1">Заслонив собой дверь от видеокамеры, я быстро сорвал </text:span>пломбу с двери квартиры <text:span text:style-name="T1">№ 191. <text:s/>я вставил </text:span><text:soft-page-break/><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5">Прихожая встретила нас толстым слоем пыли. Мы тихонько прошли внутрь и я закрыл дверь изнутри.</text:p>
      <text:p text:style-name="P70"><text:span text:style-name="T1">Компьютер</text:span> стоял там же, где и обычно <text:span text:style-name="T1">— в личном кабинете Влада на столе у окна.</text:span></text:p>
      <text:p text:style-name="P105"><text:span text:style-name="T15">– </text:span>Макс, тут окно разбито! И верёвка какая-то висит. – крикнула Флаттершай из кухни.</text:p>
      <text:p text:style-name="P105"><text:span text:style-name="T15">– </text:span>Оставь, Флатти, не сейчас! – отмахнулся я.</text:p>
      <text:p text:style-name="P111">Лампочка питания на ноутбуке горела, <text:s/>но подключенный монитор оставался тёмным. Я постучал по пробелу, но безрезультатно.</text:p>
      <text:p text:style-name="P105"><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5"><text:span text:style-name="T15">– </text:span>Монитор выключен. – <text:s/>раздалось из угла. Кресло с высокой спинкой повернулось, открыв нашим взорам Дискорда. </text:p>
      <text:p text:style-name="P10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5">Он приподнял панамку, дурашливо здороваясь.</text:p>
      <text:p text:style-name="P105"><text:span text:style-name="T15">– </text:span>Оп-па! – пробормотала Эпплджек. – Нежданчик!</text:p>
      <text:p text:style-name="P105"><text:span text:style-name="T15">– </text:span>Ты, я вижу, времени не терял, – моя рука под прикрытием стола медленно тянулась к тяжёлой фарфоровой кружке, стоящей на краю.</text:p>
      <text:p text:style-name="P87"><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7"><text:span text:style-name="T15">– </text:span>А почему ты вообще решил искать нас тут? – спросила Эпплджек. – Приехал бы домой. Мы б тебя чаем напоили.</text:p>
      <text:p text:style-name="P87"><text:span text:style-name="T15">– </text:span>Видишь ли, дорогая Эй-Джей, я с самого начала знал, где находится наша уважаемая принцесса, а времени в обрез, так что...</text:p>
      <text:p text:style-name="P93">В проёме дверей появилась Флаттершай.</text:p>
      <text:p text:style-name="P87"><text:span text:style-name="T15">– </text:span>С кем это вы тут разговариваете?</text:p>
      <text:list xml:id="list8139708126423934371" text:style-name="L7">
        <text:list-header>
          <text:p text:style-name="P13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3">Оглушённый Дискорд попытался было отъехать на кресле в сторону, но я припёр его стулом к стенке.</text:p>
      <text:p text:style-name="P87">– Жанна, Флатти, хватайте ноут и на выход! Я с ним разберусь! Не теряйте вре...!</text:p>
      <text:p text:style-name="P87">– ТЫ ИДИО...!!!</text:p>
      <text:p text:style-name="P87">Дискорд <text:s/>зорал одновременно со мной, прикрываясь от меня руками, когда раздался оглушительный</text:p>
      <text:p text:style-name="P87">...</text:p>
      <text:p text:style-name="P88">БАХ!!!</text:p>
      <text:p text:style-name="P87">…</text:p>
      <text:p text:style-name="P87">Эпплджек с <text:s/>нервным всхлипом опустила толстенный том «Энтерпрайз-паттернов» , издание девятое, дополненное.</text:p>
      <text:p text:style-name="P105">На лице Дискорда появилось удивлённо-мечтательное выражение и он вырубился.</text:p>
      <text:p text:style-name="P105"><text:soft-page-break/></text:p>
      <text:h text:style-name="P132" text:outline-level="2">Селестия</text:h>
      <text:p text:style-name="P105"/>
      <text:p text:style-name="P8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5">Включенный монитор показал схематическое изображение Селестиии, </text:p>
      <text:p text:style-name="P106">&gt;\<text:span text:style-name="T1">Привет, Селестия. Это Макс. Как себя чувствуешь?</text:span></text:p>
      <text:p text:style-name="P106">&lt;\<text:span text:style-name="T1">Макс? МАКС??? МА-А-А-АКС!!! НАКОНЕЦ-ТО! КАК Я РАДА ТЕБЯ СЛЫШАТЬ! </text:span></text:p>
      <text:p text:style-name="P106">&gt;\<text:span text:style-name="T1">Я рад, что нашёл тебя, Тия.</text:span></text:p>
      <text:p text:style-name="P10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6">&gt;\<text:span text:style-name="T1">Тия, я сейчас подключу микрофон и колонки, и мы сможем общаться более удобно.</text:span></text:p>
      <text:p text:style-name="P105">…</text:p>
      <text:p text:style-name="P105">– Привет опять. Как ты меня слышишь?</text:p>
      <text:p text:style-name="P10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6">– <text:span text:style-name="T1">Могу себе представить. Как-то раз я провёл три часа камере сенсорной депривации. Мне не понравилось.</text:span></text:p>
      <text:p text:style-name="P105">– Эммм... Ваше Высочество, вы в порядке? Мы так рады, что наконец-то нашли Вас! – вклинилась в разговор Эпплджек.</text:p>
      <text:p text:style-name="P105">– Кто тут? Макс, кто ещё с тобой?</text:p>
      <text:p text:style-name="P106"><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6">– <text:span text:style-name="T1">Девочки? Я рада вас слышать. А Твайлайт нет рядом?</text:span></text:p>
      <text:p text:style-name="P10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5">При этих словах Дискорд замычал и задёргался. Эпплджек нахмурилась и проверила верёвки, привязывающие его к спинке стула.</text:p>
      <text:p text:style-name="P10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5">– Ноутбук — так называется место, где я нахожусь сейчас? А кто это мычит?</text:p>
      <text:p text:style-name="P10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5">– О, духи предков, но зачем??? Почему у него кляп во рту?</text:p>
      <text:p text:style-name="P105">– Мы связали его. Он нас предал. И тебя. И Эквестрию. Всех.</text:p>
      <text:p text:style-name="P105">При этих словах Эпплджек и Флаттершай непонимающе уставились на меня, а Дискорд протестующе замычал.</text:p>
      <text:p text:style-name="P105">Я начал рассказывать о своих догадках, и непонимающее выражение на лицах девушек сменилось удивлением.</text:p>
      <text:p text:style-name="P105">– Нифигасе! – Эпплджек уставилась на Дискорда. – Никогда бы не догадалась! Он, конечно, пиздобол и <text:soft-page-break/>распиздяй, но чтоб предатель... Я о таком и не думала даже.</text:p>
      <text:p text:style-name="P105">– А зачем тогда ты приложила его книгой? – непонимающе уставился я на неё.</text:p>
      <text:p text:style-name="P105">– Потому что ты напал на него. Я и подумала — тебе виднее. И подсобила.</text:p>
      <text:p text:style-name="P105">Флаттершай отрицающе мотнула головой.</text:p>
      <text:p text:style-name="P105">– Не может Дискорд быть предателем. Он мой друг.</text:p>
      <text:p text:style-name="P105">Дискорд благодарственно замычал и закивал головой.</text:p>
      <text:p text:style-name="P10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5">Дискорд завёл глаза на лоб и обречённо завыл.</text:p>
      <text:p text:style-name="P105">– Макс, постой. Дай мне поговорить с ним. – сказала Селестия. – Не могу поверить, что Дискорд на такое пошёл.</text:p>
      <text:p text:style-name="P105">– Ну хорошо. Поговори. Послушаем, что он скажет.</text:p>
      <text:p text:style-name="P105">Я красноречиво покачал кулак перед его носом и вытащил кляп.</text:p>
      <text:p text:style-name="P105">...</text:p>
      <text:p text:style-name="P94">– Ффы, тьфу, пффф, пфу! <text:span text:style-name="T15">&lt;</text:span><text:span text:style-name="T27">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94">– Это я-то устраиваю цирк?!! ДА ТЫ НА СЕБЯ ПОСМОТРИ, КЛОУН!!! На людей кидаешься, чашками бросаешься, вон, мне нос разбил! Дерёшься...</text:p>
      <text:p text:style-name="P94">Я угрожающе поднёс тряпку к лицу Дискорда.</text:p>
      <text:p text:style-name="P94">– Ещё одно слово в таком тоне, и ты заткнёшься, а мы уйдём в Эквестрию без тебя!</text:p>
      <text:p text:style-name="P9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4">Дискорд демонстративно закрыл рот и посвистывая уставился в потолок.</text:p>
      <text:p text:style-name="P94">Разговор зашёл в тупик.</text:p>
      <text:p text:style-name="P97"/>
      <text:p text:style-name="P98">На мониторе высветился текст:</text:p>
      <text:p text:style-name="P9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8"/>
      <text:p text:style-name="P98">Из колонок послышался лёгкий шорох.</text:p>
      <text:p text:style-name="P94">– Дик, сейчас не время для ссор. – голос Селестии был мягким, но настойчивым. – Мы в одной лодке.</text:p>
      <text:p text:style-name="P94">– Тебе легко говорить! Тебе не разбивали нос и не оскорбляли угрозами!</text:p>
      <text:p text:style-name="P94">– Ты должен понимать, что у Макса были все основания так себя вести. Твоё поведение вызвало подозрения у него, ведь он мало тебя знает. </text:p>
      <text:p text:style-name="P94">К уговорам Селестии присоединилась Флаттершай.</text:p>
      <text:p text:style-name="P94">– Дискорд, миленький, прости его. Макс хороший. Он просто не знал, что ты тоже хороший...</text:p>
      <text:p text:style-name="P94">У Дискорда покраснели уши и он засмущался и заворчал.</text:p>
      <text:p text:style-name="P94"><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4">Я пропустил «дятла» мимо ушей.</text:p>
      <text:p text:style-name="P9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5">***</text:p>
      <text:p text:style-name="P9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4">Потому разбрасываться такой возможностью не стоит. Если уж тебе повезло оказаться в новом мире — исследуй его сполна!..</text:p>
      <text:p text:style-name="P95">***</text:p>
      <text:p text:style-name="P100">&lt;<text:span text:style-name="T28">сюда можно вставить похождения Дискорда — вторая неопубликованная глава. Первая — секс с Селестией</text:span>&gt;</text:p>
      <text:p text:style-name="P95">***</text:p>
      <text:p text:style-name="P98">– Развяжите мне, наконец, руки! Или хотя бы одну. Плечами жестикулировать неудобно.... </text:p>
      <text:p text:style-name="P98">Я развязал Дискорду левую руку.</text:p>
      <text:p text:style-name="P9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8">Дискорд принялся разминать затёкшее запястье.</text:p>
      <text:p text:style-name="P9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8">– Какое письмо, Корди? – вскинулась до этого зачарованно слушавшая Дискорда Флаттершай.</text:p>
      <text:p text:style-name="P98">– Ну ваше же! Вы с Эпплджек написали мне о своих мытарствах тут. Вежливо так написали, спасибо...</text:p>
      <text:p text:style-name="P98">Флаттершай покрылась пунцовыми пятнами.</text:p>
      <text:p text:style-name="P98">– Я... Мы... – тут она совсем стушевалась.</text:p>
      <text:p text:style-name="P98">– Так а почему ты сказал, что никто не уйдёт в Эквестрию? – наконец перебила Дискорда скучавшая до этого Эпплджек.</text:p>
      <text:p text:style-name="P98">Дискорд уставился на неё долгим взглядом, а потом хлопнул себя по лбу.</text:p>
      <text:p text:style-name="P98"><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1">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98">– И что? – продолжила его мысль Эпплджек.</text:p>
      <text:p text:style-name="P98">– Эквестрийские <text:span text:style-name="T15">&lt;</text:span><text:span text:style-name="T27">три месяца</text:span><text:span text:style-name="T15">&gt;</text:span> КО-РО-ЧЕ местных. – с нажимом повторил Дискорд. – По моим подсчётам, на два дня.</text:p>
      <text:p text:style-name="P98">– И?!! – до меня уже дошло, но Эпплджек продолжала тупить.</text:p>
      <text:p text:style-name="P98">– Короче, времени у нас осталось что-то около пятнадцати минут. Или около того. – заявил Дискорд, поднеся к глазам запястье с массивными часами.</text:p>
      <text:p text:style-name="P98">– СКОЛЬКО??? – воскликнули хором я и девушки.</text:p>
      <text:p text:style-name="P98">Дискорд открыл было рот, но его слова заглушил звонок в дверь.</text:p>
      <text:p text:style-name="P98">– ОТКРОЙТЕ, ПОЛИЦИЯ! Вам даётся полминуты, чтобы открыть дверь. Через тридцать секунд дверь будет выбита!</text:p>
      <text:p text:style-name="P9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8">Блядь!</text:p>
      <text:p text:style-name="P98">– На крышу, живо!!! Через окно на кухне! – зашипел Дискорд, отчаянно дёргая узлы свободной рукой.</text:p>
      <text:p text:style-name="P98">Эпплджек, одной рукой сгребя в охапку ноутбук, второй увлекая Флаттершай, кинулась на кухню.</text:p>
      <text:p text:style-name="P98">– А толку? Куда мы с крыши денемся? – спросил я растерянно. Дискорд только раздражённо зарычал в ответ.</text:p>
      <text:p text:style-name="P94">Дверь содрогнулась от мощного удара. Послышался стук падающей штукатурки. Я сломя голову кинулся на кухню.</text:p>
      <text:p text:style-name="P94">– Развяжи меня, идиот!!! – гаркнул вдогонку Дискорд.</text:p>
      <text:p text:style-name="P9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4">– Давай на крышу! Я догоню! – рявкнул он, освобождая вторую руку.</text:p>
      <text:p text:style-name="P94">От второго удара дверная коробка крякнула и наполовину въехала в коридор. </text:p>
      <text:p text:style-name="P9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4">Верёвка в кухонном окне дёргалась от движений лезущих по ней Флатти и Эпплджек. Я словил её рукой и стал на подоконник.</text:p>
      <text:p text:style-name="P94">Чёрт!</text:p>
      <text:p text:style-name="P9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4"><text:soft-page-break/>Но нет, триста тысяч чертей, раз девушки смогли – я тоже смогу!</text:p>
      <text:p text:style-name="P9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4">Я успел сократить расстояние до Эпплджек наполовину, когда девушки нашли решение.</text:p>
      <text:p text:style-name="P9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4">Я выдохнул.</text:p>
      <text:p text:style-name="P9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4">Чёрт! Чёрт! Чёрт! Чёрт!</text:p>
      <text:p text:style-name="P94">Бля!!!...</text:p>
      <text:p text:style-name="P94">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94"/>
      <text:h text:style-name="P132" text:outline-level="2">Назад, в Эквестрию</text:h>
      <text:p text:style-name="P94"/>
      <text:p text:style-name="P94">Долго паниковать не пришлось. </text:p>
      <text:p text:style-name="P94">Я почувствовал сильный рывок за шиворот и захват поперёк груди. </text:p>
      <text:p text:style-name="P94">– ОТПУСТИ ДЕВЧОНКУ!!! – загрохотало мне в ухо. Я открыл глаза.</text:p>
      <text:p text:style-name="P9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4"><text:soft-page-break/>Я чуть поднял глаза и уставился в чешуйчатую морду дракона.</text:p>
      <text:p text:style-name="P94">– Отпусти Эпплджек. Я её держу. – повторил Дискорд. – Мне сбалансироваться надо. Вы не такие уж и лёгкие.</text:p>
      <text:p text:style-name="P9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4">Наконец это ему удалось, и дальнейший подъём на крышу происходил в молчании.</text:p>
      <text:p text:style-name="P9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4">Флаттершай оторвала заплаканное лицо от моей ветровки.</text:p>
      <text:p text:style-name="P94">– Да-да, ты прав, Корди. Я готова.</text:p>
      <text:p text:style-name="P94">На длинной шее Дискорда разместились Эпплджек и Флаттершай. Я, для сохранения баланса, разместился позади крыльев.</text:p>
      <text:p text:style-name="P94">Дискорд расправил крылья и начал короткую пробежку к краю.</text:p>
      <text:p text:style-name="P9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4">И мы полетели навстречу закату.</text:p>
      <text:p text:style-name="P9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4">Впереди по курсу увеличивалась громада моей высотки. Дискорд летел прямо на разрыв в ограждении, который я проделал <text:span text:style-name="T15">&lt;</text:span><text:span text:style-name="T27">полгода</text:span><text:span text:style-name="T15">&gt;</text:span> назад своим проходом в Эквестрию.</text:p>
      <text:p text:style-name="P9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4">– Пристегните ремни! – проревел Дискорд, резко ускоряясь. – Будет весело!!!</text:p>
      <text:p text:style-name="P9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4">– ЙУУУУУУУХХХУУУУУ!!! – заорал Дискорд, сложил крылья и врезался в шар.</text:p>
      <text:p text:style-name="P99">&lt;<text:span text:style-name="T2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72">Из-за заинтересованности Эквуса в Максе, тому не приходится прилагать усилий для 34 — на что ему указывает Анакорн</text:p>
      <text:p text:style-name="P7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7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70"><text:span text:style-name="T1">– </text:span>Анакорн. <text:span text:style-name="T1">– о</text:span>трекомендовался он. <text:span text:style-name="T15">– </text:span><text:span text:style-name="T1">Демиург.</text:span></text:p>
      <text:p text:style-name="P70"><text:span text:style-name="T1">– </text:span>П-привет. Макс. <text:span text:style-name="T1">– в</text:span> смятении представился я.</text:p>
      <text:p text:style-name="P7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5"/>
      <text:p text:style-name="P70"><text:span text:style-name="T1">&lt;</text:span><text:span text:style-name="T2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5"/>
      <text:p text:style-name="P7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0"><text:span text:style-name="T1">Юноша</text:span> закинул ногу за ногу и пытливо смотрел на меня, играя карандашём .</text:p>
      <text:p text:style-name="P70">Я совсем запутался.</text:p>
      <text:p text:style-name="P70"><text:span text:style-name="T1">– </text:span>Какая проблема? Какое решение? Кто ты <text:span text:style-name="T1">вообще</text:span>?</text:p>
      <text:p text:style-name="P70"><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7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7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5">– Стоп, не торопись. – у меня голова пошла кругом от информации. – Я ничего не понял. Какие-такие проблемы? Какие варианты? Зачем его поддерживать?</text:p>
      <text:p text:style-name="P75">Анакорн недовольно поморщился, но продолжил.</text:p>
      <text:p text:style-name="P7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5">На голограмме появилась солнечная система Эквуса. Почему-то в центре системы был сам Эквус. Вокруг него вращались солнце и луна.</text:p>
      <text:p text:style-name="P75">Анакорн плюхнулся обратно в кресло и схватился за голову. Потом, немного успокоившись, продолжил.</text:p>
      <text:p text:style-name="P7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5">Анакорн отпил из стакана и продолжил.</text:p>
      <text:p text:style-name="P7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8">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5">Анакорн постучал по столику указкой. Солнечная система увеличилась, оставив в поле зрения только шар Эквуса.</text:p>
      <text:p text:style-name="P7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77">Ко мне наконец-то пришло понимание ситуации.</text:p>
      <text:p text:style-name="P7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5">Анакорн смутился.</text:p>
      <text:p text:style-name="P7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5">(<text:span text:style-name="T2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5"><text:span text:style-name="T25">– Сам ты раздолбай! – произнёс, наконец, Свирл</text:span>)</text:p>
      <text:p text:style-name="P75">… И создали вы его достаточно топорно — видишь, он трещит по швам.</text:p>
      <text:p text:style-name="P75">– Хмм. То есть, это брони создали Эквус?</text:p>
      <text:p text:style-name="P7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5">Я вспомнил события последнего года <text:span text:style-name="T15">&lt;</text:span>упомянуть в эпизоде на Терре, что МЛП-сериал закрылся год назад<text:span text:style-name="T15">&gt;</text:span></text:p>
      <text:p text:style-name="P7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5"><text:soft-page-break/>Анакорн с такой силой сжал карандаш, что он хрустнул.</text:p>
      <text:p text:style-name="P7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2">– </text:p>
      <text:p text:style-name="P7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7">– Верни Рэйнбоу!!!</text:p>
      <text:p text:style-name="P77">Обломки карандаша выпали из кулака Анакорна на столик.</text:p>
      <text:p text:style-name="P77">– Э-э-э… м-м-м… ну-у-у... Нельзя сказать, что это совсем невыполнимо… Но, прямо скажу, задачка не для студента!</text:p>
      <text:p text:style-name="P77">– А ты студент?</text:p>
      <text:p text:style-name="P7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7">– Нет. Плата остаётся неизменной. Тут мы квиты. У меня тоже мало шансов помочь тебе — я не имею ни малейшего понятия, как это сделать.</text:p>
      <text:p text:style-name="P77">Ставшие почти прозрачными стены комнаты снова обрели материальность. Анакорн пожал плечами и протянул мне руку через столик.</text:p>
      <text:p text:style-name="P77">– По рукам! – и улыбнулся после рукопожатия. – На самом деле помочь мне достаточно легко. Ты, <text:soft-page-break/>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7">Я задумался.</text:p>
      <text:p text:style-name="P7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7">Анакорн почесал в затылке.</text:p>
      <text:p text:style-name="P77">– А кьютимарки? Как, <text:span text:style-name="T15">&lt;</text:span><text:span text:style-name="T30">чёрт</text:span><text:span text:style-name="T15">&gt;</text:span> меня побери, объяснить кьютимарки?</text:p>
      <text:p text:style-name="P77">– А кьютимарки ты сам даришь пони, когда распознаёшь их жизненное предназначение.</text:p>
      <text:p text:style-name="P7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7">Я пожал плечами.</text:p>
      <text:p text:style-name="P77">– А по-другому я не могу объяснить их появление. К сожалению.</text:p>
      <text:p text:style-name="P10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7">– Хорошо. Уболтал. Кьютимарки беру на себя. Так и знал, что мне самое трудное достанется!</text:p>
      <text:p text:style-name="P10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7"/>
      <text:p text:style-name="P109">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0"><text:soft-page-break/></text:p>
      <text:p text:style-name="P11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9"/>
      <text:p text:style-name="P107">Я опять задумался. В голове было пусто. Хотя, если подумать с точки зрения программиста, можно... Наверное можно, раз все предыдущее прокатило...</text:p>
      <text:p text:style-name="P108">–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8">– Не понял? Это как? Как ты совместишь разрушенную магическими войнами Эквестрию с романтически-сексуальным раем для попаданцев?</text:p>
      <text:p text:style-name="P108"><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8">Анакорн долго мусолил карандаш, а потом вдруг заржал.</text:p>
      <text:p text:style-name="P108"><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8"><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08">Анакорн примирительно похлопал меня по плечу.</text:p>
      <text:p text:style-name="P108"><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8">Я подозрительно посмотрел на Анакорна.</text:p>
      <text:p text:style-name="P108"><text:span text:style-name="T15">– </text:span>Какой ещё, нафиг, «мой фанфик»? Я никакого фанфика не писал. И не собираюсь, вообще-то.</text:p>
      <text:p text:style-name="P108">Анакорн ехидно ухмыльнулся и откинулся в кресле, переплетя пальцы за затылком.</text:p>
      <text:p text:style-name="P108"><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7"><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7"><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7"><text:span text:style-name="T15">– </text:span>Факн щит<text:note text:id="ftn13" text:note-class="footnote"><text:note-citation>13</text:note-citation><text:note-body><text:p text:style-name="P102">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07">Анакорн развёл руками.</text:p>
      <text:p text:style-name="P107"><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7">Анакорн, глядя на мои терзания, понимающе кивнул и продолжил.</text:p>
      <text:p text:style-name="P7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5">– Гм! Я бы попросил тебя не касаться моих отношений с Рэйнбоу!</text:p>
      <text:p text:style-name="P7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5">У меня сердце буквально ухнуло куда-то вниз, в область желудка.</text:p>
      <text:p text:style-name="P7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7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5">– Та ладно, не утешай. Я не маленький ребёнок. Долг платежом красен. Сделаю то, что ты хочешь. Как сумею.</text:p>
      <text:p text:style-name="P7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5">Анакорн наблюдал за мной без улыбки. По его нейтральному выражению лица невозможно было догадаться, о чём он думает.</text:p>
      <text:p text:style-name="P75">– Ну вот и отлично. Рад, что мы наконец-то пришли к сделке.</text:p>
      <text:p text:style-name="P7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8">– Пора закругляться. Ты начинаешь сгорать. Надо утрясти последние детали, пока ещё есть пару минут.</text:p>
      <text:p text:style-name="P75">– Валяй. Я тебя внимательно слушаю.</text:p>
      <text:p text:style-name="P75">–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27">Такова природа низкоэнергетических монад</text:span>.</text:p>
      <text:p text:style-name="P75">– А я разве сплю?</text:p>
      <text:p text:style-name="P75">– Сейчас — нет. Но как только мы закроем сделку — проснёшься. Потому что нет иного способа вернуть тебя в реальный мир.</text:p>
      <text:p text:style-name="P75">– Эээ, постой. А как я в Эквестрию и обратно возвращался?</text:p>
      <text:p text:style-name="P7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5">Так вот, возвращать тебя обратно в твой мир я не буду. </text:p>
      <text:p text:style-name="P75">Во-первых, может возникнуть временная <text:span text:style-name="T15">&lt;</text:span><text:span text:style-name="T27">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7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5">– Ты ещё увидишь пару снов на прощание. Удачи!</text:p>
      <text:p text:style-name="P75"/>
      <text:p text:style-name="P76">***</text:p>
      <text:p text:style-name="P76"/>
      <text:p text:style-name="P75">&lt;<text:span text:style-name="T27">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5"/>
      <text:p text:style-name="P75">– Привет, Макс. – образ Селестии снова реял передо мной, как <text:span text:style-name="T15">&lt;</text:span><text:span text:style-name="T27">полгода</text:span><text:span text:style-name="T15">&gt;</text:span> назад. – Я хочу поблагодарить тебя за всё.</text:p>
      <text:p text:style-name="P75">– Пожалста. – ответил я безучастно. – Всегда рад. Только Вам не нужно было ТАК распинаться, чтобы заручиться моей помощью.</text:p>
      <text:p text:style-name="P75">Селестия на мгновение смутилась, но продолжила.</text:p>
      <text:p text:style-name="P75">&lt;<text:span text:style-name="T27"> - Ты морочила мне яйца, чтобы заинтересовать? Всё, как Свирл указал?</text:span></text:p>
      <text:p text:style-name="P7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2"><text:soft-page-break/>Я покачал головой.</text:p>
      <text:p text:style-name="P75"><text:span text:style-name="T2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5">– <text:s text:c="2"/>За благополучие Эквестрии я бы и не ТАК разопнулась.<text:span text:style-name="T15"> Я</text:span><text:span text:style-name="T2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4">Селестия кивнула, соглашаясь, и образ её начал меркнуть.</text:p>
      <text:p text:style-name="P99">– <text:span text:style-name="T1">Окей. Будь счастлив и... спасибо тебе за всё, Макс.</text:span></text:p>
      <text:p text:style-name="P94">…</text:p>
      <text:p text:style-name="P9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4">Он нахлобучил на себя невесть откуда взявшуюся двууголку.</text:p>
      <text:p text:style-name="P94">– Как вам это нравится, господа?! Дискорд — спаситель Эквестрии! А ведь звучит!!! Разрешите откланяться!..</text:p>
      <text:p text:style-name="P94"/>
      <text:list xml:id="list3114899820568144667" text:style-name="L8">
        <text:list-header>
          <text:p text:style-name="P124">(<text:span text:style-name="T34">Луна — как повелительница снов, слышала разговор Макса с Анакорном</text:span>)</text:p>
          <text:p text:style-name="P125"/>
        </text:list-header>
      </text:list>
      <text:p text:style-name="P95">***</text:p>
      <text:p text:style-name="P70"><text:span text:style-name="T1">–</text:span> Ты?..</text:p>
      <text:p text:style-name="P70"><text:span text:style-name="T1">–</text:span> Ты??!</text:p>
      <text:p text:style-name="P70"><text:span text:style-name="T1">–</text:span> Ты мне снишься??</text:p>
      <text:p text:style-name="P70"><text:span text:style-name="T1">–</text:span> Это ты мне снишься!!</text:p>
      <text:p text:style-name="P70"><text:span text:style-name="T1">–</text:span> Неважно… Пусть мы друг-другу снимся… Ты как, Дэш?</text:p>
      <text:p text:style-name="P7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0"><text:soft-page-break/><text:span text:style-name="T1">–</text:span> И я в порядке. Вот, возвращаюсь в свой мир. Ну, не совсем в свой. Почти в свой.</text:p>
      <text:p text:style-name="P70"><text:span text:style-name="T1">–</text:span> Навсегда?</text:p>
      <text:p text:style-name="P70"><text:span text:style-name="T1">–</text:span> Скорее всего, да.</text:p>
      <text:p text:style-name="P70"><text:span text:style-name="T1">–</text:span> Это плохо. Я хотела тебе сказать…</text:p>
      <text:p text:style-name="P70"><text:span text:style-name="T1">–</text:span> Не надо, Дэш. Не стоит терзать себя. Мне тоже очень хотелось остаться. Но так надо. Мне очень жаль…</text:p>
      <text:p text:style-name="P7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0"><text:span text:style-name="T1">–</text:span> И тебя, и Твайлайт, и Рэрити, и Селестию, и всех-всех-всех… Таковы правила.</text:p>
      <text:p text:style-name="P70"><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70">Я опустил руку на шею Дэш и ощутил теплоту и лёгкое покалывание в пустоте.</text:p>
      <text:p text:style-name="P70"><text:span text:style-name="T15">–</text:span> Мне кажется, Дэш, <text:span text:style-name="T1">м</text:span>ы найдём способ связаться. Рано или поздно.</text:p>
      <text:p text:style-name="P70"><text:span text:style-name="T1">–</text:span> И лучше рано, чем поздно! Я не люблю ждать!</text:p>
      <text:p text:style-name="P70"><text:span text:style-name="T1">–</text:span> Да, Дэш. <text:span text:style-name="T1">–</text:span> её образ начал таять. <text:span text:style-name="T1">–</text:span> Да, я помню. Я всё ещё помню…</text:p>
      <text:p text:style-name="P70"/>
      <text:h text:style-name="P132" text:outline-level="2">Земля</text:h>
      <text:p text:style-name="P73">Музыкальная тема из бегущего по лезвию бритвы — <text:span text:style-name="T15">Mission impossible</text:span></text:p>
      <text:p text:style-name="P74">&lt;Ужас возвращения из тёплого волшебного мира друзей в холодную скучную реальность.&gt;</text:p>
      <text:p text:style-name="P6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68"><text:span text:style-name="T1">Я нашарил ногами тапки и пошёл в ванную. Проходя мимо стола, зацепился взглядом за</text:span> эскиз <text:span text:style-name="T1">рисунка</text:span>.</text:p>
      <text:p text:style-name="P6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9">Бля! Сегодня ж вечером к зубному! Значит, на работу нужно выбраться пораньше. <text:s/>Какой там, <text:soft-page-break/>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9">Доставая из стола ключи от машины, опять наткнулся взглядом на эскиз.</text:p>
      <text:p text:style-name="P6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9">Назову-ка я фантазию «Последний фанфик».</text:p>
      <text:p text:style-name="P69"/>
      <text:p text:style-name="P69"/>
      <text:p text:style-name="P69"/>
      <text:p text:style-name="P70"/>
      <text:p text:style-name="P70"/>
      <text:p text:style-name="P70"/>
      <text:p text:style-name="P70"/>
      <text:p text:style-name="P70"/>
      <text:p text:style-name="P70"/>
      <text:p text:style-name="P70"/>
      <text:p text:style-name="P7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0"/>
      <text:p text:style-name="P7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0"/>
      <text:p text:style-name="P70"/>
      <text:p text:style-name="P70"/>
      <text:p text:style-name="P7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text:soft-page-break/>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28">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27">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
      <text:p text:style-name="P2"/>
      <text:p text:style-name="P6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01T18:10:49.357855872</dc:date>
    <meta:editing-duration>P66DT6H35M51S</meta:editing-duration>
    <meta:editing-cycles>3124</meta:editing-cycles>
    <meta:generator>LibreOffice/5.0.2.2$Linux_X86_64 LibreOffice_project/00m0$Build-2</meta:generator>
    <meta:document-statistic meta:table-count="0" meta:image-count="0" meta:object-count="0" meta:page-count="140" meta:paragraph-count="2879" meta:word-count="64974" meta:character-count="431838" meta:non-whitespace-character-count="366526"/>
  </office:meta>
</office:document-meta>
</file>